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D1" style:family="table-cell">
      <style:table-cell-properties style:vertical-align="middle" fo:padding-left="0.191cm" fo:padding-right="0.191cm" fo:padding-top="0cm" fo:padding-bottom="0cm" fo:border="0.5pt solid #000000"/>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2.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paragraph-rsid="00169929"/>
    </style:style>
    <style:style style:name="P4" style:family="paragraph">
      <loext:graphic-properties draw:fill="none"/>
      <style:paragraph-properties fo:text-align="start"/>
      <style:text-properties fo:font-size="18pt"/>
    </style:style>
    <style:style style:name="P5" style:family="paragraph" style:parent-style-name="Title">
      <style:paragraph-properties fo:break-before="page"/>
      <style:text-properties officeooo:paragraph-rsid="0032f6c4"/>
    </style:style>
    <style:style style:name="P6" style:family="paragraph" style:parent-style-name="Standard">
      <style:text-properties officeooo:rsid="002af466" officeooo:paragraph-rsid="002af466"/>
    </style:style>
    <style:style style:name="P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rsid="002af466" officeooo:paragraph-rsid="002f4339"/>
    </style:style>
    <style:style style:name="P11" style:family="paragraph" style:parent-style-name="Title">
      <style:text-properties officeooo:paragraph-rsid="0032f6c4"/>
    </style:style>
    <style:style style:name="P12" style:family="paragraph" style:parent-style-name="Standard">
      <style:text-properties officeooo:paragraph-rsid="0032f6c4"/>
    </style:style>
    <style:style style:name="P13" style:family="paragraph" style:parent-style-name="Standard">
      <style:text-properties fo:font-weight="bold" officeooo:paragraph-rsid="0032f6c4" style:font-weight-asian="bold"/>
    </style:style>
    <style:style style:name="P14" style:family="paragraph" style:parent-style-name="Standard">
      <style:text-properties fo:font-size="10pt" fo:font-style="italic" officeooo:paragraph-rsid="0032f6c4" style:font-size-asian="10pt" style:font-style-asian="italic" style:font-size-complex="10pt"/>
    </style:style>
    <style:style style:name="P15" style:family="paragraph" style:parent-style-name="Text_20_body">
      <style:text-properties officeooo:paragraph-rsid="0032f6c4"/>
    </style:style>
    <style:style style:name="P16" style:family="paragraph" style:parent-style-name="Contents_20_1">
      <style:paragraph-properties>
        <style:tab-stops>
          <style:tab-stop style:position="15.919cm" style:type="right" style:leader-style="dotted" style:leader-text="."/>
        </style:tab-stops>
      </style:paragraph-properties>
      <style:text-properties officeooo:paragraph-rsid="0032f6c4"/>
    </style:style>
    <style:style style:name="P17" style:family="paragraph" style:parent-style-name="Contents_20_2">
      <style:paragraph-properties>
        <style:tab-stops>
          <style:tab-stop style:position="15.57cm" style:type="right" style:leader-style="dotted" style:leader-text="."/>
        </style:tab-stops>
      </style:paragraph-properties>
      <style:text-properties officeooo:paragraph-rsid="0032f6c4"/>
    </style:style>
    <style:style style:name="P18" style:family="paragraph" style:parent-style-name="Contents_20_3">
      <style:paragraph-properties>
        <style:tab-stops>
          <style:tab-stop style:position="15.219cm" style:type="right" style:leader-style="dotted" style:leader-text="."/>
        </style:tab-stops>
      </style:paragraph-properties>
      <style:text-properties officeooo:paragraph-rsid="0032f6c4"/>
    </style:style>
    <style:style style:name="P19" style:family="paragraph" style:parent-style-name="Contents_20_4">
      <style:paragraph-properties>
        <style:tab-stops>
          <style:tab-stop style:position="14.87cm" style:type="right" style:leader-style="dotted" style:leader-text="."/>
        </style:tab-stops>
      </style:paragraph-properties>
      <style:text-properties officeooo:paragraph-rsid="0032f6c4"/>
    </style:style>
    <style:style style:name="P20" style:family="paragraph" style:parent-style-name="Text_20_body">
      <style:paragraph-properties fo:break-before="page"/>
      <style:text-properties officeooo:paragraph-rsid="0032f6c4"/>
    </style:style>
    <style:style style:name="P21" style:family="paragraph" style:parent-style-name="Standard" style:list-style-name="L1"/>
    <style:style style:name="P22" style:family="paragraph" style:parent-style-name="Note">
      <style:text-properties officeooo:paragraph-rsid="002f4339"/>
    </style:style>
    <style:style style:name="T1" style:family="text">
      <style:text-properties officeooo:rsid="00343b8c"/>
    </style:style>
    <style:style style:name="T2" style:family="text">
      <style:text-properties officeooo:rsid="00169929"/>
    </style:style>
    <style:style style:name="T3" style:family="text">
      <style:text-properties officeooo:rsid="002f4339"/>
    </style:style>
    <style:style style:name="T4" style:family="text">
      <style:text-properties officeooo:rsid="0035d6cf"/>
    </style:style>
    <style:style style:name="T5" style:family="text">
      <style:text-properties fo:font-weight="bold" officeooo:rsid="002f433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0" draw:name="Rectangle 6" draw:style-name="gr1" draw:text-style-name="P4" svg:width="15.62cm" svg:height="8.448cm" svg:x="-0.953cm" svg:y="7.549cm"><text:p text:style-name="P2"><text:span text:style-name="TitreDoc"><text:span text:style-name="T1">{{title}}</text:span></text:span></text:p><text:p text:style-name="Quotations">$subtitle$</text:p><text:p text:style-name="P3"><text:span text:style-name="T2">{{auth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5" draw:style-name="gr2" draw:text-style-name="P4" svg:width="6.356cm" svg:height="1.491cm" svg:x="10.74cm" svg:y="26.039cm"><text:p text:style-name="Header_20_right">Version : <text:span text:style-name="T2">{{rev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Statut du document</text:p>
      <text:p text:style-name="P6"/>
      <text:p text:style-name="P6"/>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7">Type</text:p>
          </table:table-cell>
          <table:table-cell table:style-name="TemplateTable.B1" office:value-type="string">
            <text:p text:style-name="P8">Nom</text:p>
          </table:table-cell>
          <table:table-cell table:style-name="TemplateTable.C1" office:value-type="string">
            <text:p text:style-name="P8">Titre</text:p>
          </table:table-cell>
        </table:table-row>
        <table:table-row table:style-name="TemplateTable.1">
          <table:table-cell table:style-name="TemplateTable.A2" office:value-type="string">
            <text:p text:style-name="P9">Auteur</text:p>
          </table:table-cell>
          <table:table-cell table:style-name="TemplateTable.A2" office:value-type="string">
            <text:p text:style-name="Standard">$author$</text:p>
          </table:table-cell>
          <table:table-cell table:style-name="TemplateTable.C2" office:value-type="string">
            <text:p text:style-name="Standard">{{authortitle}}</text:p>
          </table:table-cell>
        </table:table-row>
        <table:table-row table:style-name="TemplateTable.3">
          <table:table-cell table:style-name="TemplateTable.A2" office:value-type="string">
            <text:p text:style-name="P9">Vérificateur</text:p>
          </table:table-cell>
          <table:table-cell table:style-name="TemplateTable.A2" office:value-type="string">
            <text:p text:style-name="Standard">{{reviewername}}</text:p>
          </table:table-cell>
          <table:table-cell table:style-name="TemplateTable.C2" office:value-type="string">
            <text:p text:style-name="Standard">{{reviewertitle}}</text:p>
          </table:table-cell>
        </table:table-row>
        <table:table-row table:style-name="TemplateTable.4">
          <table:table-cell table:style-name="TemplateTable.A2" office:value-type="string">
            <text:p text:style-name="P9">Approbateur</text:p>
          </table:table-cell>
          <table:table-cell table:style-name="TemplateTable.A2" office:value-type="string">
            <text:p text:style-name="Standard">{{approvername}}</text:p>
          </table:table-cell>
          <table:table-cell table:style-name="TemplateTable.C2" office:value-type="string">
            <text:p text:style-name="Standard">{{approvertitle}}</text:p>
          </table:table-cell>
        </table:table-row>
      </table:table>
      <text:p text:style-name="P10"/>
      <text:p text:style-name="P10"/>
      <text:p text:style-name="P11">Historique des modifications</text:p>
      <text:p text:style-name="P12"/>
      <text:p text:style-name="P1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3">Date</text:p>
          </table:table-cell>
          <table:table-cell table:style-name="Tableau2.A1" office:value-type="string">
            <text:p text:style-name="P13">Indice</text:p>
          </table:table-cell>
          <table:table-cell table:style-name="Tableau2.A1" office:value-type="string">
            <text:p text:style-name="P13">Nature de la modification</text:p>
          </table:table-cell>
          <table:table-cell table:style-name="Tableau2.D1" office:value-type="string">
            <text:p text:style-name="P13">Par</text:p>
          </table:table-cell>
        </table:table-row>
        <table:table-row table:style-name="Tableau2.1">
          <table:table-cell table:style-name="Tableau2.A2" office:value-type="string">
            <text:p text:style-name="P12">{{startrev}}{{revision.date}}</text:p>
          </table:table-cell>
          <table:table-cell table:style-name="Tableau2.A2" office:value-type="string">
            <text:p text:style-name="P12">{{revision.version}}</text:p>
          </table:table-cell>
          <table:table-cell table:style-name="Tableau2.A2" office:value-type="string">
            <text:p text:style-name="P12">{{revision.comment}}</text:p>
          </table:table-cell>
          <table:table-cell table:style-name="Tableau2.D2" office:value-type="string">
            <text:p text:style-name="P12">{{revision.author}}</text:p>
          </table:table-cell>
        </table:table-row>
        <table:table-row table:style-name="Tableau2.1">
          <table:table-cell table:style-name="Tableau2.A2" office:value-type="string">
            <text:p text:style-name="P12">{{endrev}}</text:p>
          </table:table-cell>
          <table:table-cell table:style-name="Tableau2.A2" office:value-type="string">
            <text:p text:style-name="P12"/>
          </table:table-cell>
          <table:table-cell table:style-name="Tableau2.A2" office:value-type="string">
            <text:p text:style-name="P12"/>
          </table:table-cell>
          <table:table-cell table:style-name="Tableau2.D2" office:value-type="string">
            <text:p text:style-name="P14"/>
          </table:table-cell>
        </table:table-row>
      </table:table>
      <text:p text:style-name="P5">SOMMAIRE</text:p>
      <text:p text:style-name="P15"/>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6284_3931643023" text:style-name="Index_20_Link" text:visited-style-name="Index_20_Link">1 Hello World!<text:tab/>4</text:a></text:p>
          <text:p text:style-name="P17"><text:a xlink:type="simple" xlink:href="#__RefHeading___Toc6286_3931643023" text:style-name="Index_20_Link" text:visited-style-name="Index_20_Link">1 Dfdsfd<text:tab/>4</text:a></text:p>
          <text:p text:style-name="P18"><text:a xlink:type="simple" xlink:href="#__RefHeading___Toc6288_3931643023" text:style-name="Index_20_Link" text:visited-style-name="Index_20_Link">1 Dfklds<text:tab/>4</text:a></text:p>
          <text:p text:style-name="P19"><text:a xlink:type="simple" xlink:href="#__RefHeading___Toc6290_3931643023" text:style-name="Index_20_Link" text:visited-style-name="Index_20_Link">1 dfjdsfjs<text:tab/>4</text:a></text:p>
        </text:index-body>
      </text:table-of-content>
      <text:p text:style-name="P15"/>
      <text:p text:style-name="P20"/>
      <text:p text:style-name="P15"/>
      <text:p text:style-name="P10">{{startdoc}}</text:p>
      <text:p text:style-name="P10"/>
      <text:p text:style-name="Standard">Le fichier supporte un certain nombre de balises de templating. Elles sont toutes encadrées par une double accolade comme: {{author}}</text:p>
      <text:p text:style-name="Standard"/>
      <text:p text:style-name="Standard">Les balises sont les suivantes:</text:p>
      <text:list text:style-name="L1">
        <text:list-item>
          <text:p text:style-name="P21">$title$: titre du document (géré par asciidoc)</text:p>
        </text:list-item>
        <text:list-item>
          <text:p text:style-name="P21">$subtitle$: sous-titre du document (géré par asciidoc)</text:p>
        </text:list-item>
        <text:list-item>
          <text:p text:style-name="P21">$author$: auteur du document (inclut l'adresse mail (géré par asciidoc)</text:p>
        </text:list-item>
        <text:list-item>
          <text:p text:style-name="P21">$date$: date du document (géré par asciidoc)</text:p>
        </text:list-item>
        <text:list-item>
          <text:p text:style-name="P21">{{title}}: affiche le titre du document</text:p>
        </text:list-item>
        <text:list-item>
          <text:p text:style-name="P21">{{revision}}: affiche la version du document</text:p>
        </text:list-item>
        <text:list-item>
          <text:p text:style-name="P21">{{date}}: affiche la date du document (soit stockée dans le fichier asciidoc sinon la date <text:span text:style-name="T3">du</text:span> fichier asciidoc)</text:p>
        </text:list-item>
        <text:list-item>
          <text:p text:style-name="P21">{{author}}: l'auteur du document (Prénom et Nom)</text:p>
        </text:list-item>
        <text:list-item>
          <text:p text:style-name="P21">{{authorinitials}}: les initiales de l'auteur</text:p>
        </text:list-item>
        <text:list-item>
          <text:p text:style-name="P21">{{reviewername}}: le nom du relecteur (Prénom et Nom)</text:p>
        </text:list-item>
        <text:list-item>
          <text:p text:style-name="P21">{{reviewertitle}}: le titre du relecteur ( exemple: Responsable infra )</text:p>
        </text:list-item>
        <text:list-item>
          <text:p text:style-name="P21">{{approvername}}: le nom de l'approbateur (Prénom et Nom)</text:p>
        </text:list-item>
        <text:list-item>
          <text:p text:style-name="P21">{{approvertitle}}: le titre de l'approbateur</text:p>
        </text:list-item>
        <text:list-item>
          <text:p text:style-name="P21">{{startrev}} et {{endrev}} définissent le début et la fin de la zone à dupliquer dans le template documentaire pour ajouter une ligne de révision du document. Ces deux items doivent encadrer tous les champs de type {{revision}}. Ils se trouvent habituellement dans un tableau {{startrev}} est sur la première ligne du tableau et {{endrev}} est sur la deuxième ligne du tableau.</text:p>
        </text:list-item>
        <text:list-item>
          <text:p text:style-name="P21">{{revision}}: cette macro ne peut pas être utilisée seule mais avec ses composantes. Ici sont stockées toutes les lignes de révision du document telles que définies dans le document asciidoctor</text:p>
          <text:list>
            <text:list-item>
              <text:p text:style-name="P21">{{revision.version}}: numéro de version de la révision documentaire</text:p>
            </text:list-item>
            <text:list-item>
              <text:p text:style-name="P21">{{revision.author}}: initiales de l'auteur de la révision documentaire</text:p>
            </text:list-item>
            <text:list-item>
              <text:p text:style-name="P21">{{revision.date}}: date de publication de cette révision documentaire</text:p>
            </text:list-item>
            <text:list-item>
              <text:p text:style-name="P21">{{revision.comment}}: explication des modifications réalisées dans cette version documentaire</text:p>
            </text:list-item>
          </text:list>
        </text:list-item>
        <text:list-item>
          <text:p text:style-name="P21"><text:soft-page-break/>{{startdoc}}: cette balise sert à indiquer ou se trouve le corps du document. C'est à dire l'endroit dans le template documentaire ou sera injecté le contenu des documents asciidoc.</text:p>
        </text:list-item>
        <text:list-item>
          <text:p text:style-name="P21">{<text:span text:style-name="T4">{</text:span>enddoc}}: indique la fin de la zone ou doit se trouver le corps de texte. Tout ce qui se trouve après est conservé en état et est considéré comme faisant partie du template.</text:p>
        </text:list-item>
      </text:list>
      <text:p text:style-name="Standard"/>
      <text:p text:style-name="Standard">Par défaut les tableaux n'ont pas de formatage et de bords. Il est possible de définir un tableau de référence qui sera nommé `ReferenceTable` les attributs de bord, remplissage et couleurs seront recopiés de ce tableau de référence vers tous les autres tableaux du document sauf ceux dont le nom commence par `__`.</text:p>
      <text:p text:style-name="Standard"/>
      <text:list text:style-name="Puce_20_Note">
        <text:list-item>
          <text:p text:style-name="P22"><text:span text:style-name="T5">Note</text:span><text:span text:style-name="T3"><text:line-break/></text:span><text:span text:style-name="T3">Il</text:span> faut absolument que ce tableau de référence soit présent quelque part dans le document (la taille n'importe pas). il peut être mis dans des zones cachée de la première page par exemple.</text:p>
        </text:list-item>
      </text:list>
      <text:p text:style-name="Standard"/>
      <text:p text:style-name="P6">{{enddo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title}}</text:p>
            </table:table-cell>
            <table:table-cell table:style-name="_5f__5f_enTetePage.A1" office:value-type="string">
              <text:p text:style-name="Header_20_right">Version: {{revision}}</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5</text:page-count></text:p>
            </table:table-cell>
            <table:table-cell table:style-name="_5f__5f_piedPage.A1" office:value-type="string">
              <text:p text:style-name="MP4">© <text:span text:style-name="MT1">{{author}}</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19:33:20.003099715</dc:date>
    <meta:editing-duration>PT3H32M</meta:editing-duration>
    <meta:editing-cycles>28</meta:editing-cycles>
    <dc:creator>Stéphane Apiou</dc:creator>
    <meta:document-statistic meta:table-count="4" meta:image-count="0" meta:object-count="0" meta:page-count="5" meta:paragraph-count="63" meta:word-count="483" meta:character-count="3137" meta:non-whitespace-character-count="2739"/>
    <meta:generator>LibreOffice/24.8.4.2$Linux_X86_64 LibreOffice_project/480$Build-2</meta:generator>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